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80808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ff3366" draw:marker-start-width="0.275cm" draw:marker-end-width="0.275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3366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8080"/>
    </style:style>
    <style:style style:name="P3" style:family="paragraph">
      <style:paragraph-properties fo:text-align="center"/>
      <style:text-properties fo:color="#ff3366"/>
    </style:style>
    <style:style style:name="T1" style:family="text">
      <style:text-properties fo:color="#808080"/>
    </style:style>
    <style:style style:name="T2" style:family="text">
      <style:text-properties fo:color="#ff33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cm" svg:height="2.127cm" svg:x="12.178cm" svg:y="7.6cm">
          <text:p text:style-name="P1"><text:span text:style-name="T1">EP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058cm" svg:y1="8.65cm" svg:x2="18.909cm" svg:y2="8.65cm">
          <text:p/>
        </draw:line>
        <draw:custom-shape draw:style-name="gr3" draw:text-style-name="P1" draw:layer="layout" svg:width="0.575cm" svg:height="0.586cm" draw:transform="rotate (-1.5707963267949) translate (22.736cm 8.342cm)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8cm" svg:height="2.127cm" svg:x="22.736cm" svg:y="7.582cm">
          <text:p text:style-name="P1"><text:span text:style-name="T1">EP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859cm" svg:y1="8.651cm" svg:x2="22.71cm" svg:y2="8.651cm">
          <text:p/>
        </draw:line>
        <draw:custom-shape draw:style-name="gr4" draw:text-style-name="P3" draw:layer="layout" svg:width="0.934cm" svg:height="0.843cm" svg:x="18.902cm" svg:y="8.231cm">
          <text:p text:style-name="P3"><text:span text:style-name="T2">P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6T19:52:39</meta:creation-date>
    <dc:date>2013-02-22T18:42:44</dc:date>
    <meta:editing-duration>P0D</meta:editing-duration>
    <meta:editing-cycles>2</meta:editing-cycles>
    <meta:generator>LibreOffice/3.6$Linux_X86_64 LibreOffice_project/360m1$Build-2</meta:generator>
    <meta:document-statistic meta:object-count="29"/>
  </office:meta>
</office:document-meta>
</file>